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elle_20_Feld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Pivot_20_Tabelle_20_Kategorie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Pivot_20_Tabelle_20_Kategorie">
      <style:table-cell-properties fo:border-bottom="none" fo:border-left="0.071cm solid #000000" fo:border-right="0.035cm solid #000000" fo:border-top="none"/>
    </style:style>
    <style:style style:name="ce4" style:family="table-cell" style:parent-style-name="Pivot_20_Tabelle_20_Titel">
      <style:table-cell-properties fo:border-bottom="0.071cm solid #000000" fo:border-left="0.071cm solid #000000" fo:border-right="0.035cm solid #000000" fo:border-top="0.035cm solid #000000"/>
    </style:style>
    <style:style style:name="ce5" style:family="table-cell" style:parent-style-name="Pivot_20_Tabelle_20_Ecke">
      <style:table-cell-properties fo:border-bottom="0.035cm solid #000000" fo:border-left="0.035cm solid #000000" fo:border-right="0.071cm solid #000000" fo:border-top="0.071cm solid #000000"/>
    </style:style>
    <style:style style:name="ce6" style:family="table-cell" style:parent-style-name="Pivot_20_Tabelle_20_Wert">
      <style:table-cell-properties fo:border-bottom="none" fo:border-left="0.035cm solid #000000" fo:border-right="0.071cm solid #000000" fo:border-top="0.035cm solid #000000"/>
    </style:style>
    <style:style style:name="ce7" style:family="table-cell" style:parent-style-name="Pivot_20_Tabelle_20_Wert">
      <style:table-cell-properties fo:border-bottom="none" fo:border-left="0.035cm solid #000000" fo:border-right="0.071cm solid #000000" fo:border-top="none"/>
    </style:style>
    <style:style style:name="ce8" style:family="table-cell" style:parent-style-name="Pivot_20_Tabelle_20_Wert">
      <style:table-cell-properties fo:border-bottom="0.035cm solid #000000" fo:border-left="0.035cm solid #000000" fo:border-right="0.071cm solid #000000" fo:border-top="none"/>
    </style:style>
    <style:style style:name="ce9" style:family="table-cell" style:parent-style-name="Pivot_20_Tabelle_20_Ergebnis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t</text:p>
          </table:table-cell>
          <table:table-cell office:value-type="string">
            <text:p>Max</text:p>
          </table:table-cell>
          <table:table-cell office:value-type="string">
            <text:p>Anz1</text:p>
          </table:table-cell>
          <table:table-cell>
            <draw:frame table:end-cell-address="Tabelle1_2.K23" table:end-x="0.828cm" table:end-y="0.021cm" draw:z-index="1" draw:style-name="gr1" draw:text-style-name="P1" svg:width="15.988cm" svg:height="8.99cm" svg:x="0.647cm" svg:y="0cm">
              <draw:object draw:notify-on-update-of-ranges="Tabelle1_2.C1:Tabelle1_2.C1 Tabelle1_2.C2:Tabelle1_2.C9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232">
            <text:p>9232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>
            <draw:frame table:end-cell-address="Tabelle1_2.K48" table:end-x="0.828cm" table:end-y="0.144cm" draw:z-index="0" draw:style-name="gr1" draw:text-style-name="P1" svg:width="16.007cm" svg:height="8.99cm" svg:x="0.628cm" svg:y="0.123cm">
              <draw:object draw:notify-on-update-of-ranges="Tabelle1_2.B1:Tabelle1_2.B1 Tabelle1_2.B2:Tabelle1_2.B9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232">
            <text:p>9232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04">
            <text:p>3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232">
            <text:p>9232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232">
            <text:p>9232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8">
            <text:p>14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32">
            <text:p>232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>
            <draw:frame table:end-cell-address="Tabelle1_2.K71" table:end-x="1.312cm" table:end-y="0.306cm" draw:z-index="2" draw:style-name="gr1" draw:text-style-name="P1" svg:width="15.988cm" svg:height="8.989cm" svg:x="1.131cm" svg:y="0.286cm">
              <draw:object draw:notify-on-update-of-ranges="Tabelle1_2.B1:Tabelle1_2.B1 Tabelle1_2.B2:Tabelle1_2.B96 Tabelle1_2.C1:Tabelle1_2.C1 Tabelle1_2.C2:Tabelle1_2.C9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232">
            <text:p>9232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232">
            <text:p>9232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6">
            <text:p>19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04">
            <text:p>3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4">
            <text:p>18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232">
            <text:p>923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232">
            <text:p>923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6">
            <text:p>19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04">
            <text:p>30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 office:value-type="float" office:value="68">
            <text:p>6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8">
            <text:p>20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232">
            <text:p>923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table:number-columns-repeated="2" office:value-type="float" office:value="72">
            <text:p>7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232">
            <text:p>923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40">
            <text:p>34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32">
            <text:p>23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4">
            <text:p>30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8">
            <text:p>80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4">
            <text:p>24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232">
            <text:p>9232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232">
            <text:p>9232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table:number-columns-repeated="2" office:value-type="float" office:value="84">
            <text:p>8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6">
            <text:p>19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2">
            <text:p>59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 office:value-type="float" office:value="88">
            <text:p>8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04">
            <text:p>3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232">
            <text:p>9232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32">
            <text:p>923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32">
            <text:p>923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table:number-columns-repeated="2" office:value-type="float" office:value="96">
            <text:p>9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232">
            <text:p>9232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48">
            <text:p>44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Max</text:p>
          </table:table-cell>
          <table:table-cell table:style-name="ce5"/>
          <table:table-cell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7" office:value-type="float" office:value="12">
            <text:p>12</text:p>
          </table:table-cell>
          <table:table-cell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64">
            <text:p>64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3" office:value-type="float" office:value="68">
            <text:p>68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80">
            <text:p>80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84">
            <text:p>84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88">
            <text:p>88</text:p>
          </table:table-cell>
          <table:table-cell table:style-name="ce7"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ce3" office:value-type="float" office:value="96">
            <text:p>96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style-name="ce7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3" office:value-type="float" office:value="112">
            <text:p>112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float" office:value="136">
            <text:p>136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float" office:value="148">
            <text:p>148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float" office:value="160">
            <text:p>160</text:p>
          </table:table-cell>
          <table:table-cell table:style-name="ce7" office:value-type="float" office:value="9">
            <text:p>9</text:p>
          </table:table-cell>
          <table:table-cell/>
        </table:table-row>
        <table:table-row table:style-name="ro1">
          <table:table-cell/>
          <table:table-cell table:style-name="ce3" office:value-type="float" office:value="184">
            <text:p>184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196">
            <text:p>196</text:p>
          </table:table-cell>
          <table:table-cell table:style-name="ce7"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208">
            <text:p>208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232">
            <text:p>232</text:p>
          </table:table-cell>
          <table:table-cell table:style-name="ce7"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3" office:value-type="float" office:value="244">
            <text:p>244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256">
            <text:p>256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280">
            <text:p>280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304">
            <text:p>304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340">
            <text:p>340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448">
            <text:p>448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592">
            <text:p>592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808">
            <text:p>808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9232">
            <text:p>9232</text:p>
          </table:table-cell>
          <table:table-cell table:style-name="ce8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4" office:value-type="string">
            <text:p>Gesamt Ergebnis</text:p>
          </table:table-cell>
          <table:table-cell table:style-name="ce9" office:value-type="float" office:value="95">
            <text:p>95</text:p>
          </table:table-cell>
          <table:table-cell/>
        </table:table-row>
      </table:table>
      <table:table table:name="Tabelle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-pilot-tables>
        <table:data-pilot-table table:name="Pivot1" table:application-data="" table:target-range-address="Tabelle1_2.B98:Tabelle1_2.C135" table:buttons="Tabelle1_2.B98 Tabelle1_2.B100">
          <table:source-cell-range table:cell-range-address="Tabelle1_2.B1:Tabelle1_2.B96"/>
          <table:data-pilot-field table:source-field-name="Max" table:orientation="row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48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80" table:display="true" table:show-details="true"/>
                <table:data-pilot-member table:name="84" table:display="true" table:show-details="true"/>
                <table:data-pilot-member table:name="88" table:display="true" table:show-details="true"/>
                <table:data-pilot-member table:name="96" table:display="true" table:show-details="true"/>
                <table:data-pilot-member table:name="100" table:display="true" table:show-details="true"/>
                <table:data-pilot-member table:name="112" table:display="true" table:show-details="true"/>
                <table:data-pilot-member table:name="136" table:display="true" table:show-details="true"/>
                <table:data-pilot-member table:name="148" table:display="true" table:show-details="true"/>
                <table:data-pilot-member table:name="160" table:display="true" table:show-details="true"/>
                <table:data-pilot-member table:name="184" table:display="true" table:show-details="true"/>
                <table:data-pilot-member table:name="196" table:display="true" table:show-details="true"/>
                <table:data-pilot-member table:name="208" table:display="true" table:show-details="true"/>
                <table:data-pilot-member table:name="232" table:display="true" table:show-details="true"/>
                <table:data-pilot-member table:name="244" table:display="true" table:show-details="true"/>
                <table:data-pilot-member table:name="256" table:display="true" table:show-details="true"/>
                <table:data-pilot-member table:name="280" table:display="true" table:show-details="true"/>
                <table:data-pilot-member table:name="304" table:display="true" table:show-details="true"/>
                <table:data-pilot-member table:name="340" table:display="true" table:show-details="true"/>
                <table:data-pilot-member table:name="448" table:display="true" table:show-details="true"/>
                <table:data-pilot-member table:name="592" table:display="true" table:show-details="true"/>
                <table:data-pilot-member table:name="808" table:display="true" table:show-details="true"/>
                <table:data-pilot-member table:name="92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ax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elle_20_Ecke" style:display-name="Pivot Tabelle Ecke" style:family="table-cell" style:parent-style-name="Default"/>
    <style:style style:name="Pivot_20_Tabelle_20_Wert" style:display-name="Pivot Tabelle Wert" style:family="table-cell" style:parent-style-name="Default"/>
    <style:style style:name="Pivot_20_Tabelle_20_Feld" style:display-name="Pivot Tabelle Feld" style:family="table-cell" style:parent-style-name="Default"/>
    <style:style style:name="Pivot_20_Tabelle_20_Kategorie" style:display-name="Pivot 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_20_Tabelle_20_Titel" style:display-name="Pivot 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elle_20_Ergebnis" style:display-name="Pivot 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.10.2015</text:date>, <text:time>19:05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J</meta:initial-creator>
    <meta:creation-date>2015-10-15T18:49:20</meta:creation-date>
    <dc:date>2015-10-15T19:05:09</dc:date>
    <dc:creator>C J</dc:creator>
    <meta:editing-duration>PT29S</meta:editing-duration>
    <meta:editing-cycles>1</meta:editing-cycles>
    <meta:document-statistic meta:table-count="4" meta:cell-count="360" meta:object-count="3"/>
    <meta:generator>OpenOffice/4.1.1$Unix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bar" chart:style-name="ch1">
        <chart:legend chart:legend-position="end" svg:x="14.585cm" svg:y="4.205cm" style:legend-expansion="high" chart:style-name="ch2"/>
        <chart:plot-area chart:style-name="ch3" table:cell-range-address="Tabelle1_2.B1:Tabelle1_2.B96" chart:data-source-has-labels="row" svg:x="0.77cm" svg:y="0.851cm" svg:width="13.175cm" svg:height="7.541cm">
          <chartooo:coordinate-region svg:x="2.001cm" svg:y="1.041cm" svg:width="11.804cm" svg:height="6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_2.B2:Tabelle1_2.B96" chart:label-cell-address="Tabelle1_2.B1:Tabelle1_2.B1" chart:class="chart:ba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Tabelle1_2.B1:Tabelle1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Tabelle1_2.B2:Tabelle1_2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bar" chart:style-name="ch1">
        <chart:legend chart:legend-position="end" svg:x="14.432cm" svg:y="4.205cm" style:legend-expansion="high" chart:style-name="ch2"/>
        <chart:plot-area chart:style-name="ch3" table:cell-range-address="Tabelle1_2.C1:Tabelle1_2.C96" chart:data-source-has-labels="row" svg:x="0.769cm" svg:y="0.851cm" svg:width="13.025cm" svg:height="7.541cm">
          <chartooo:coordinate-region svg:x="1.599cm" svg:y="1.041cm" svg:width="12.057cm" svg:height="6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_2.C2:Tabelle1_2.C96" chart:label-cell-address="Tabelle1_2.C1:Tabelle1_2.C1" chart:class="chart:ba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1</text:p>
                <draw:g>
                  <svg:desc>Tabelle1_2.C1:Tabelle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Tabelle1_2.C2:Tabelle1_2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cm" xlink:href=".." xlink:type="simple" chart:class="chart:scatter" chart:style-name="ch1">
        <chart:legend chart:legend-position="end" svg:x="15.145cm" svg:y="4.205cm" style:legend-expansion="high" chart:style-name="ch2"/>
        <chart:plot-area chart:style-name="ch3" table:cell-range-address="Tabelle1_2.B1:Tabelle1_2.C96" chart:data-source-has-labels="row" svg:x="0.769cm" svg:y="0.851cm" svg:width="13.738cm" svg:height="7.54cm">
          <chartooo:coordinate-region svg:x="1.599cm" svg:y="1.041cm" svg:width="12.416cm" svg:height="6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Tabelle1_2.B2:Tabelle1_2.B96"/>
            <chart:data-point chart:repeated="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">
                <text:p>16</text:p>
                <draw:g>
                  <svg:desc>Tabelle1_2.B2:Tabelle1_2.B96</svg:desc>
                </draw:g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592">
                <text:p>59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9232">
                <text:p>9232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448">
                <text:p>448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